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2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1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1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1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1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3465a4" style:font-name="Calibri1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Calibri1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1" fo:font-size="11pt" fo:font-style="italic" style:font-size-asian="11pt" style:font-style-asian="italic" style:font-size-complex="11pt" style:font-style-complex="italic"/>
    </style:style>
    <style:style style:name="ce15" style:family="table-cell" style:parent-style-name="Default">
      <style:table-cell-properties style:text-align-source="fix" style:repeat-content="false" style:vertical-align="bottom"/>
      <style:paragraph-properties fo:text-align="end" fo:margin-left="0cm"/>
      <style:text-properties fo:color="#3465a4" style:font-name="Calibri1" fo:font-size="11pt" style:font-size-asian="11pt" style:font-size-complex="11pt"/>
    </style:style>
    <style:style style:name="gr1" style:family="graphic">
      <style:graphic-properties svg:stroke-width="0.1cm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draw:marker-end="Arrow" draw:marker-end-width="0.2cm"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line draw:z-index="0" draw:name="Horizontal line 1" draw:style-name="gr1" draw:text-style-name="P1" svg:x1="7.251cm" svg:y1="3.849cm" svg:x2="12.102cm" svg:y2="3.849cm">
            <text:p/>
          </draw:line>
          <draw:line draw:z-index="1" draw:name="Horizontal line 2" draw:style-name="gr2" draw:text-style-name="P1" svg:x1="16.952cm" svg:y1="3.849cm" svg:x2="19.378cm" svg:y2="3.849cm">
            <text:p/>
          </draw:line>
          <draw:line draw:z-index="2" draw:name="Horizontal line 3" draw:style-name="gr1" draw:text-style-name="P1" svg:x1="21.803cm" svg:y1="3.849cm" svg:x2="24.228cm" svg:y2="3.849cm">
            <text:p/>
          </draw:line>
          <draw:line draw:z-index="3" draw:name="Vertical line 1" draw:style-name="gr1" draw:text-style-name="P1" svg:x1="4.826cm" svg:y1="4.495cm" svg:x2="4.826cm" svg:y2="5.141cm">
            <text:p/>
          </draw:line>
          <draw:line draw:z-index="4" draw:name="Vertical line 2" draw:style-name="gr1" draw:text-style-name="P1" svg:x1="14.527cm" svg:y1="4.493cm" svg:x2="14.527cm" svg:y2="5.139cm">
            <text:p/>
          </draw:line>
          <draw:line draw:z-index="5" draw:name="Vertical line 3" draw:style-name="gr1" draw:text-style-name="P1" svg:x1="26.653cm" svg:y1="4.493cm" svg:x2="26.653cm" svg:y2="5.139cm">
            <text:p/>
          </draw:line>
          <draw:line draw:z-index="6" draw:name="Vertical line 4" draw:style-name="gr1" draw:text-style-name="P1" svg:x1="26.653cm" svg:y1="3.201cm" svg:x2="26.653cm" svg:y2="1.91cm">
            <text:p/>
          </draw:line>
          <draw:line draw:z-index="7" draw:name="Vertical line 5" draw:style-name="gr1" draw:text-style-name="P1" svg:x1="14.527cm" svg:y1="3.201cm" svg:x2="14.527cm" svg:y2="1.91cm">
            <text:p/>
          </draw:line>
          <draw:line draw:z-index="8" draw:name="Vertical line 6" draw:style-name="gr1" draw:text-style-name="P1" svg:x1="4.825cm" svg:y1="3.201cm" svg:x2="4.825cm" svg:y2="1.91cm">
            <text:p/>
          </draw:line>
          <draw:line draw:z-index="9" draw:name="Line 1" draw:style-name="gr3" draw:text-style-name="P1" svg:x1="7.258cm" svg:y1="1.264cm" svg:x2="12.123cm" svg:y2="3.201cm">
            <text:p/>
          </draw:line>
          <draw:line draw:z-index="10" draw:name="Line 2" draw:style-name="gr3" draw:text-style-name="P1" svg:x1="24.25cm" svg:y1="1.264cm" svg:x2="16.952cm" svg:y2="3.201cm">
            <text:p/>
          </draw:line>
          <draw:line draw:z-index="11" draw:name="Horizontal line 1" draw:style-name="gr1" draw:text-style-name="P1" svg:x1="7.251cm" svg:y1="12.242cm" svg:x2="12.102cm" svg:y2="12.242cm">
            <text:p/>
          </draw:line>
          <draw:line draw:z-index="12" draw:name="Vertical line 1" draw:style-name="gr1" draw:text-style-name="P1" svg:x1="4.826cm" svg:y1="12.888cm" svg:x2="4.826cm" svg:y2="13.534cm">
            <text:p/>
          </draw:line>
          <draw:line draw:z-index="13" draw:name="Vertical line 2" draw:style-name="gr1" draw:text-style-name="P1" svg:x1="14.527cm" svg:y1="12.886cm" svg:x2="14.527cm" svg:y2="13.532cm">
            <text:p/>
          </draw:line>
          <draw:line draw:z-index="14" draw:name="Vertical line 5" draw:style-name="gr1" draw:text-style-name="P1" svg:x1="14.527cm" svg:y1="11.594cm" svg:x2="14.527cm" svg:y2="10.303cm">
            <text:p/>
          </draw:line>
          <draw:line draw:z-index="15" draw:name="Vertical line 6" draw:style-name="gr1" draw:text-style-name="P1" svg:x1="4.825cm" svg:y1="11.594cm" svg:x2="4.825cm" svg:y2="10.303cm">
            <text:p/>
          </draw:line>
          <draw:line draw:z-index="16" draw:name="Line 1" draw:style-name="gr3" draw:text-style-name="P1" svg:x1="7.258cm" svg:y1="9.657cm" svg:x2="12.123cm" svg:y2="11.594cm">
            <text:p/>
          </draw:line>
          <draw:line draw:z-index="17" draw:name="Horizontal line 6" draw:style-name="gr1" draw:text-style-name="P1" svg:x1="19.402cm" svg:y1="12.266cm" svg:x2="16.952cm" svg:y2="12.266cm">
            <text:p/>
          </draw:line>
          <draw:line draw:z-index="18" draw:name="Horizontal line 7" draw:style-name="gr1" draw:text-style-name="P1" svg:x1="26.651cm" svg:y1="12.266cm" svg:x2="24.201cm" svg:y2="12.266cm">
            <text:p/>
          </draw:line>
          <draw:line draw:z-index="19" draw:name="Line 7" draw:style-name="gr3" draw:text-style-name="P1" svg:x1="16.952cm" svg:y1="9.63cm" svg:x2="19.377cm" svg:y2="11.621cm">
            <text:p/>
          </draw:line>
          <draw:line draw:z-index="20" draw:name="Line 8" draw:style-name="gr3" draw:text-style-name="P1" svg:x1="26.627cm" svg:y1="9.657cm" svg:x2="24.253cm" svg:y2="11.621cm">
            <text:p/>
          </draw:line>
          <draw:line draw:z-index="21" draw:name="Vertical line 7" draw:style-name="gr1" draw:text-style-name="P1" svg:x1="21.803cm" svg:y1="11.621cm" svg:x2="21.803cm" svg:y2="10.33cm">
            <text:p/>
          </draw:line>
          <draw:line draw:z-index="22" draw:name="Vertical line 8" draw:style-name="gr1" draw:text-style-name="P1" svg:x1="29.103cm" svg:y1="11.621cm" svg:x2="29.103cm" svg:y2="10.33cm">
            <text:p/>
          </draw:line>
          <draw:line draw:z-index="23" draw:name="Vertical line 9" draw:style-name="gr1" draw:text-style-name="P1" svg:x1="21.803cm" svg:y1="12.902cm" svg:x2="21.803cm" svg:y2="13.548cm">
            <text:p/>
          </draw:line>
          <draw:line draw:z-index="24" draw:name="Vertical line 10" draw:style-name="gr1" draw:text-style-name="P1" svg:x1="29.103cm" svg:y1="12.902cm" svg:x2="29.103cm" svg:y2="13.548cm">
            <text:p/>
          </draw:line>
        </table:shapes>
        <table:table-column table:style-name="co1" table:default-cell-style-name="ce1"/>
        <table:table-column table:style-name="co1" table:number-columns-repeated="1022" table:default-cell-style-name="ce3"/>
        <table:table-column table:style-name="co2" table:default-cell-style-name="ce1"/>
        <table:table-row table:style-name="ro1">
          <table:table-cell office:value-type="string" calcext:value-type="string">
            <text:p>First diagram (pre-coding):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 table:number-columns-spanned="2" table:number-rows-spanned="2">
            <text:p>PK: customer_id</text:p>
          </table:table-cell>
          <table:covered-table-cell/>
          <table:table-cell table:style-name="ce1"/>
          <table:table-cell/>
          <table:table-cell table:style-name="ce5" office:value-type="string" calcext:value-type="string" table:number-columns-spanned="2" table:number-rows-spanned="2">
            <text:p>PK: order_id</text:p>
          </table:table-cell>
          <table:covered-table-cell/>
          <table:table-cell table:number-columns-repeated="3"/>
          <table:table-cell table:style-name="ce5" office:value-type="string" calcext:value-type="string" table:number-columns-spanned="2" table:number-rows-spanned="2">
            <text:p>PK: item_id</text:p>
          </table:table-cell>
          <table:covered-table-cell/>
          <table:table-cell table:number-columns-repeated="1012"/>
        </table:table-row>
        <table:table-row table:style-name="ro1">
          <table:table-cell/>
          <table:covered-table-cell table:number-columns-repeated="2"/>
          <table:table-cell table:style-name="ce1"/>
          <table:table-cell/>
          <table:covered-table-cell table:number-columns-repeated="2"/>
          <table:table-cell/>
          <table:table-cell table:style-name="ce10" office:value-type="string" calcext:value-type="string">
            <text:p>Foreign key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10" office:value-type="string" calcext:value-type="string">
            <text:p>Foreign ke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2" table:number-rows-spanned="2">
            <text:p>Customers</text:p>
          </table:table-cell>
          <table:covered-table-cell/>
          <table:table-cell table:number-columns-repeated="2"/>
          <table:table-cell table:style-name="ce5" office:value-type="string" calcext:value-type="string" table:number-columns-spanned="2" table:number-rows-spanned="2">
            <text:p>Orders</text:p>
          </table:table-cell>
          <table:covered-table-cell/>
          <table:table-cell/>
          <table:table-cell table:style-name="ce7" office:value-type="string" calcext:value-type="string" table:number-columns-spanned="1" table:number-rows-spanned="2">
            <text:p>containing</text:p>
          </table:table-cell>
          <table:table-cell/>
          <table:table-cell table:style-name="ce5" office:value-type="string" calcext:value-type="string" table:number-columns-spanned="2" table:number-rows-spanned="2">
            <text:p>Items</text:p>
          </table:table-cell>
          <table:covered-table-cell/>
          <table:table-cell table:number-columns-repeated="1012"/>
        </table:table-row>
        <table:table-row table:style-name="ro1">
          <table:table-cell/>
          <table:covered-table-cell table:number-columns-repeated="2"/>
          <table:table-cell table:number-columns-repeated="2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2" table:number-rows-spanned="1">
            <text:p>One-to-many</text:p>
          </table:table-cell>
          <table:covered-table-cell/>
          <table:table-cell table:number-columns-repeated="2"/>
          <table:table-cell table:style-name="ce11" office:value-type="string" calcext:value-type="string" table:number-columns-spanned="3" table:number-rows-spanned="1">
            <text:p>One-to-many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surname</text:p>
          </table:table-cell>
          <table:table-cell table:style-name="ce6" office:value-type="string" calcext:value-type="string">
            <text:p>forename</text:p>
          </table:table-cell>
          <table:table-cell table:number-columns-repeated="2"/>
          <table:table-cell table:style-name="ce6" office:value-type="string" calcext:value-type="string">
            <text:p>customer_id</text:p>
          </table:table-cell>
          <table:table-cell table:style-name="ce6" office:value-type="string" calcext:value-type="string">
            <text:p>item_id(s)</text:p>
          </table:table-cell>
          <table:table-cell table:number-columns-repeated="3"/>
          <table:table-cell table:style-name="ce6" office:value-type="string" calcext:value-type="string">
            <text:p>item_name</text:p>
          </table:table-cell>
          <table:table-cell table:style-name="ce6" office:value-type="string" calcext:value-type="string">
            <text:p>item_value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2"/>
          <table:table-cell table:style-name="ce1"/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number-columns-repeated="11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string" calcext:value-type="string">
            <text:p>Second diagram (post-coding):</text:p>
          </table:table-cell>
          <table:table-cell table:number-columns-repeated="11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 table:number-columns-spanned="2" table:number-rows-spanned="2">
            <text:p>PK: customer_id</text:p>
          </table:table-cell>
          <table:covered-table-cell/>
          <table:table-cell table:style-name="ce1"/>
          <table:table-cell/>
          <table:table-cell table:style-name="ce5" office:value-type="string" calcext:value-type="string" table:number-columns-spanned="2" table:number-rows-spanned="2">
            <text:p>PK: order_id</text:p>
          </table:table-cell>
          <table:covered-table-cell/>
          <table:table-cell/>
          <table:table-cell table:style-name="ce5" office:value-type="string" calcext:value-type="string" table:number-columns-spanned="2" table:number-rows-spanned="2">
            <text:p>Pk: id</text:p>
          </table:table-cell>
          <table:covered-table-cell/>
          <table:table-cell table:style-name="Default"/>
          <table:table-cell table:style-name="ce5" office:value-type="string" calcext:value-type="string" table:number-columns-spanned="2" table:number-rows-spanned="2">
            <text:p>PK: item_id</text:p>
          </table:table-cell>
          <table:covered-table-cell/>
          <table:table-cell table:style-name="Default" table:number-columns-repeated="11"/>
          <table:table-cell table:number-columns-repeated="1000"/>
        </table:table-row>
        <table:table-row table:style-name="ro1">
          <table:table-cell/>
          <table:covered-table-cell table:number-columns-repeated="2"/>
          <table:table-cell table:style-name="ce1"/>
          <table:table-cell/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 table:style-name="Default" table:number-columns-repeated="11"/>
          <table:table-cell table:number-columns-repeated="1000"/>
        </table:table-row>
        <table:table-row table:style-name="ro1">
          <table:table-cell table:number-columns-repeated="3"/>
          <table:table-cell table:style-name="ce10" office:value-type="string" calcext:value-type="string">
            <text:p>Foreign key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number-columns-repeated="11"/>
          <table:table-cell table:number-columns-repeated="1000"/>
        </table:table-row>
        <table:table-row table:style-name="ro1">
          <table:table-cell table:number-columns-repeated="7"/>
          <table:table-cell table:style-name="ce10" office:value-type="string" calcext:value-type="string">
            <text:p>Foreign key</text:p>
          </table:table-cell>
          <table:table-cell table:number-columns-repeated="2"/>
          <table:table-cell table:style-name="ce15" office:value-type="string" calcext:value-type="string">
            <text:p>Foreign key</text:p>
          </table:table-cell>
          <table:table-cell table:number-columns-repeated="2"/>
          <table:table-cell table:style-name="Default" table:number-columns-repeated="11"/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 table:number-columns-spanned="2" table:number-rows-spanned="2">
            <text:p>Customers</text:p>
          </table:table-cell>
          <table:covered-table-cell/>
          <table:table-cell table:number-columns-repeated="2"/>
          <table:table-cell table:style-name="ce5" office:value-type="string" calcext:value-type="string" table:number-columns-spanned="2" table:number-rows-spanned="2">
            <text:p>Orders</text:p>
          </table:table-cell>
          <table:covered-table-cell/>
          <table:table-cell/>
          <table:table-cell table:style-name="ce5" office:value-type="string" calcext:value-type="string" table:number-columns-spanned="2" table:number-rows-spanned="2">
            <text:p>orders_items</text:p>
          </table:table-cell>
          <table:covered-table-cell/>
          <table:table-cell table:style-name="Default"/>
          <table:table-cell table:style-name="ce5" office:value-type="string" calcext:value-type="string" table:number-columns-spanned="2" table:number-rows-spanned="2">
            <text:p>Items</text:p>
          </table:table-cell>
          <table:covered-table-cell/>
          <table:table-cell table:style-name="Default" table:number-columns-repeated="11"/>
          <table:table-cell table:number-columns-repeated="1000"/>
        </table:table-row>
        <table:table-row table:style-name="ro1">
          <table:table-cell/>
          <table:covered-table-cell table:number-columns-repeated="2"/>
          <table:table-cell table:number-columns-repeated="2"/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 table:style-name="Default" table:number-columns-repeated="11"/>
          <table:table-cell table:number-columns-repeated="1000"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2" table:number-rows-spanned="1">
            <text:p>One-to-many</text:p>
          </table:table-cell>
          <table:covered-table-cell/>
          <table:table-cell table:number-columns-repeated="5"/>
          <table:table-cell table:style-name="Default"/>
          <table:table-cell table:number-columns-repeated="2"/>
          <table:table-cell table:style-name="Default" table:number-columns-repeated="11"/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surname</text:p>
          </table:table-cell>
          <table:table-cell table:style-name="ce6" office:value-type="string" calcext:value-type="string">
            <text:p>forename</text:p>
          </table:table-cell>
          <table:table-cell table:number-columns-repeated="2"/>
          <table:table-cell table:style-name="ce6" office:value-type="string" calcext:value-type="string" table:number-columns-spanned="2" table:number-rows-spanned="1">
            <text:p>customer_id</text:p>
          </table:table-cell>
          <table:covered-table-cell table:style-name="ce6"/>
          <table:table-cell/>
          <table:table-cell table:style-name="ce6" office:value-type="string" calcext:value-type="string">
            <text:p>order_id</text:p>
          </table:table-cell>
          <table:table-cell table:style-name="ce6" office:value-type="string" calcext:value-type="string">
            <text:p>item_id</text:p>
          </table:table-cell>
          <table:table-cell table:style-name="Default"/>
          <table:table-cell table:style-name="ce6" office:value-type="string" calcext:value-type="string">
            <text:p>item_name</text:p>
          </table:table-cell>
          <table:table-cell table:style-name="ce6" office:value-type="string" calcext:value-type="string">
            <text:p>item_value</text:p>
          </table:table-cell>
          <table:table-cell table:style-name="Default" table:number-columns-repeated="11"/>
          <table:table-cell table:number-columns-repeated="1000"/>
        </table:table-row>
        <table:table-row table:style-name="ro1">
          <table:table-cell table:style-name="Default"/>
          <table:table-cell table:number-columns-repeated="11"/>
          <table:table-cell table:style-name="Default" table:number-columns-repeated="12"/>
          <table:table-cell table:number-columns-repeated="1000"/>
        </table:table-row>
        <table:table-row table:style-name="ro1">
          <table:table-cell table:style-name="Default"/>
          <table:table-cell table:number-columns-repeated="6"/>
          <table:table-cell table:style-name="ce11" office:value-type="string" calcext:value-type="string" table:number-columns-spanned="4" table:number-rows-spanned="1">
            <text:p>Many-to-many</text:p>
          </table:table-cell>
          <table:covered-table-cell table:number-columns-repeated="3"/>
          <table:table-cell/>
          <table:table-cell table:style-name="Default" table:number-columns-repeated="12"/>
          <table:table-cell table:number-columns-repeated="1000"/>
        </table:table-row>
        <table:table-row table:style-name="ro1" table:number-rows-repeated="4">
          <table:table-cell/>
          <table:table-cell table:style-name="Default" table:number-columns-repeated="8"/>
          <table:table-cell table:number-columns-repeated="3"/>
          <table:table-cell table:style-name="Default" table:number-columns-repeated="12"/>
          <table:table-cell table:number-columns-repeated="1000"/>
        </table:table-row>
        <table:table-row table:style-name="ro1" table:number-rows-repeated="3">
          <table:table-cell table:number-columns-repeated="12"/>
          <table:table-cell table:style-name="Default" table:number-columns-repeated="12"/>
          <table:table-cell table:number-columns-repeated="100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alibri" fo:font-family="Calibri" style:font-style-name="Regular" style:font-family-generic="swiss" style:font-pitch="variable" fo:font-size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09:06:14.8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6T09:06:43.052000000</dc:date>
    <meta:editing-duration>PT2H9M45S</meta:editing-duration>
    <meta:editing-cycles>13</meta:editing-cycles>
    <meta:generator>LibreOffice/7.3.0.3$Windows_X86_64 LibreOffice_project/0f246aa12d0eee4a0f7adcefbf7c878fc2238db3</meta:generator>
    <meta:document-statistic meta:table-count="1" meta:cell-count="39" meta:object-count="25"/>
  </office:meta>
</office:document-meta>
</file>